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99FF66"/>
    </style:style>
    <style:style style:name="ce10" style:family="table-cell" style:parent-style-name="Default" style:data-style-name="N0">
      <style:table-cell-properties style:vertical-align="automatic" fo:wrap-option="wrap" fo:background-color="#99FF66"/>
    </style:style>
    <style:style style:name="ce11" style:family="table-cell" style:parent-style-name="Default" style:data-style-name="N0">
      <style:table-cell-properties style:vertical-align="automatic" fo:background-color="#99FF66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7.67291666666667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1.77270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1.87854166666667cm"/>
    </style:style>
    <style:style style:name="co15" style:family="table-column">
      <style:table-column-properties fo:break-before="auto" style:column-width="3.1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58.5pt" style:use-optimal-row-height="false" fo:break-before="auto"/>
    </style:style>
    <style:style style:name="ro7" style:family="table-row">
      <style:table-row-properties style:row-height="87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et Tayo Ng Da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Bandong, Arvin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Bariring, Edward James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Rosales, Ky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&lt;2016-2017&gt;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3T00:00:00" table:style-name="ce3">
            <text:p>10/03/16</text:p>
          </table:table-cell>
          <table:table-cell office:value-type="string" table:style-name="ce4">
            <text:p>Kyle Rosales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, added UC-2.0-S1</text:p>
          </table:table-cell>
          <table:table-cell table:number-columns-repeated="16380"/>
        </table:table-row>
        <table:table-row table:style-name="ro1">
          <table:table-cell office:value-type="date" office:date-value="2016-10-04T00:00:00" table:style-name="ce17">
            <text:p>10/4/2016</text:p>
          </table:table-cell>
          <table:table-cell office:value-type="string" table:style-name="ce4">
            <text:p>Edward James Bariring</text:p>
          </table:table-cell>
          <table:table-cell office:value-type="float" office:value="2" table:style-name="ce5">
            <text:p>2.0</text:p>
          </table:table-cell>
          <table:table-cell office:value-type="string" table:style-name="ce4">
            <text:p>added UC-1.0,1.1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Requirements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5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012" table:default-cell-style-name="ce1"/>
        <table:table-column table:style-name="co5" table:number-columns-repeated="15360" table:default-cell-style-name="ce1"/>
        <table:table-row table:style-name="ro4">
          <table:table-cell office:value-type="string" table:style-name="ce6">
            <text:p>RTM ID</text:p>
          </table:table-cell>
          <table:table-cell office:value-type="string" table:style-name="ce7">
            <text:p>Use Case No.</text:p>
          </table:table-cell>
          <table:table-cell office:value-type="string" table:style-name="ce7">
            <text:p>Description</text:p>
          </table:table-cell>
          <table:table-cell office:value-type="string" table:style-name="ce7">
            <text:p>Scenario No</text:p>
          </table:table-cell>
          <table:table-cell office:value-type="string" table:style-name="ce7">
            <text:p>Scenario Description</text:p>
          </table:table-cell>
          <table:table-cell office:value-type="string" table:style-name="ce7">
            <text:p>Priority Status</text:p>
          </table:table-cell>
          <table:table-cell office:value-type="string" table:style-name="ce7">
            <text:p>Has Prototype?</text:p>
          </table:table-cell>
          <table:table-cell table:number-columns-repeated="3" table:style-name="ce8"/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9">
            <text:p>UC-1.0-S1</text:p>
          </table:table-cell>
          <table:table-cell office:value-type="string" table:style-name="ce9">
            <text:p>Use Case 1.0</text:p>
          </table:table-cell>
          <table:table-cell office:value-type="string" table:style-name="ce10">
            <text:p>Log-in: The system should be able to allow the user to have log-in session.</text:p>
          </table:table-cell>
          <table:table-cell office:value-type="string" table:style-name="ce11">
            <text:p>S1</text:p>
          </table:table-cell>
          <table:table-cell office:value-type="string" table:style-name="ce9">
            <text:p>Successful Log-in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11">
            <text:p>yes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9">
            <text:p>UC-1.0-S2</text:p>
          </table:table-cell>
          <table:table-cell office:value-type="string" table:style-name="ce9">
            <text:p><text:s/></text:p>
          </table:table-cell>
          <table:table-cell office:value-type="string" table:style-name="ce10">
            <text:p><text:s/></text:p>
          </table:table-cell>
          <table:table-cell office:value-type="string" table:style-name="ce11">
            <text:p>S2</text:p>
          </table:table-cell>
          <table:table-cell office:value-type="string" table:style-name="ce9">
            <text:p>Invalid Username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11">
            <text:p>yes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9">
            <text:p>UC-1.0-S3</text:p>
          </table:table-cell>
          <table:table-cell table:style-name="ce9"/>
          <table:table-cell office:value-type="string" table:style-name="ce10">
            <text:p>SAMPLE TEMPLATE</text:p>
          </table:table-cell>
          <table:table-cell office:value-type="string" table:style-name="ce11">
            <text:p>S3</text:p>
          </table:table-cell>
          <table:table-cell office:value-type="string" table:style-name="ce9">
            <text:p>Invalid Password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11">
            <text:p>yes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9">
            <text:p>UC-1.0-S4</text:p>
          </table:table-cell>
          <table:table-cell table:style-name="ce9"/>
          <table:table-cell table:style-name="ce10"/>
          <table:table-cell office:value-type="string" table:style-name="ce11">
            <text:p>S4</text:p>
          </table:table-cell>
          <table:table-cell office:value-type="string" table:style-name="ce9">
            <text:p>Non-registered user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11">
            <text:p>no</text:p>
          </table:table-cell>
          <table:table-cell table:number-columns-repeated="16377" table:style-name="ce9"/>
        </table:table-row>
        <table:table-row table:style-name="ro1">
          <table:table-cell office:value-type="string" table:style-name="ce9">
            <text:p>UC-1.0-S5</text:p>
          </table:table-cell>
          <table:table-cell table:style-name="ce9"/>
          <table:table-cell table:style-name="ce10"/>
          <table:table-cell office:value-type="string" table:style-name="ce11">
            <text:p>S5</text:p>
          </table:table-cell>
          <table:table-cell office:value-type="string" table:style-name="ce9">
            <text:p>No database connection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11">
            <text:p>no</text:p>
          </table:table-cell>
          <table:table-cell table:number-columns-repeated="16377" table:style-name="ce9"/>
        </table:table-row>
        <table:table-row table:style-name="ro6">
          <table:table-cell office:value-type="string" table:style-name="ce12">
            <text:p>UC-1.0-S1</text:p>
          </table:table-cell>
          <table:table-cell office:value-type="string" table:style-name="ce12">
            <text:p>Use Case 1.0</text:p>
          </table:table-cell>
          <table:table-cell office:value-type="string" table:style-name="ce13">
            <text:p>User will be shown by the software the schedules user inputted beforehand</text:p>
          </table:table-cell>
          <table:table-cell office:value-type="string" table:style-name="ce14">
            <text:p>S1</text:p>
          </table:table-cell>
          <table:table-cell office:value-type="string" table:style-name="ce12">
            <text:p>View Schedule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4">
            <text:p>yes</text:p>
          </table:table-cell>
          <table:table-cell table:number-columns-repeated="16377" table:style-name="ce12"/>
        </table:table-row>
        <table:table-row table:style-name="ro7">
          <table:table-cell office:value-type="string" table:style-name="ce12">
            <text:p>UC-1.1-S1</text:p>
          </table:table-cell>
          <table:table-cell office:value-type="string" table:style-name="ce12">
            <text:p>Use Case 1.1</text:p>
          </table:table-cell>
          <table:table-cell office:value-type="string" table:style-name="ce13">
            <text:p>User provides his/her the free schedule of relevant people which will be the core component of the software. This includes which day(s) the specific schedule are applicable</text:p>
          </table:table-cell>
          <table:table-cell office:value-type="string" table:style-name="ce14">
            <text:p>S1</text:p>
          </table:table-cell>
          <table:table-cell office:value-type="string" table:style-name="ce12">
            <text:p>Add Schedule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4">
            <text:p>yes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1">
            <text:p>UC-2.0-S1</text:p>
          </table:table-cell>
          <table:table-cell office:value-type="string" table:style-name="ce1">
            <text:p>Use Case 2.0</text:p>
          </table:table-cell>
          <table:table-cell office:value-type="string" table:style-name="ce15">
            <text:p>Create meetup schedule: The system should be able to allow the user to create a meetup schedule.</text:p>
          </table:table-cell>
          <table:table-cell office:value-type="string" table:style-name="ce16">
            <text:p>S1</text:p>
          </table:table-cell>
          <table:table-cell office:value-type="string" table:style-name="ce1">
            <text:p>Successful creation of meetup schedule</text:p>
          </table:table-cell>
          <table:table-cell office:value-type="string" table:style-name="ce1">
            <text:p>Must Have</text:p>
          </table:table-cell>
          <table:table-cell office:value-type="string" table:style-name="ce16">
            <text:p>yes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5"/>
          <table:table-cell table:number-columns-repeated="16381" table:style-name="ce1"/>
        </table:table-row>
        <table:table-row table:number-rows-repeated="1048566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j Bariring</dc:creator>
    <meta:creation-date>2014-10-28T09:19:00Z</meta:creation-date>
    <dc:date>2016-10-04T11:38:58Z</dc:date>
    <meta:editing-cycles>12</meta:editing-cycles>
    <meta:editing-duration>PT2250S</meta:editing-duration>
  </office:meta>
</office:document-meta>
</file>